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201cm" style:rel-column-width="8485*"/>
    </style:style>
    <style:style style:name="Tableau1.B" style:family="table-column">
      <style:table-column-properties style:column-width="4.098cm" style:rel-column-width="15795*"/>
    </style:style>
    <style:style style:name="Tableau1.C" style:family="table-column">
      <style:table-column-properties style:column-width="10.702cm" style:rel-column-width="4125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c09b5" officeooo:paragraph-rsid="001c09b5"/>
    </style:style>
    <style:style style:name="P2" style:family="paragraph" style:parent-style-name="Standard">
      <style:paragraph-properties fo:text-align="start" style:justify-single-word="false"/>
      <style:text-properties officeooo:rsid="001c09b5" officeooo:paragraph-rsid="001c09b5"/>
    </style:style>
    <style:style style:name="P3" style:family="paragraph" style:parent-style-name="Standard">
      <style:paragraph-properties fo:text-align="center" style:justify-single-word="false"/>
      <style:text-properties officeooo:rsid="001c09b5" officeooo:paragraph-rsid="001c09b5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1ae1e3" officeooo:paragraph-rsid="001ae1e3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0pt" fo:font-weight="bold" officeooo:rsid="001c09b5" officeooo:paragraph-rsid="001c09b5" style:font-size-asian="20pt" style:font-weight-asian="bold" style:font-size-complex="2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size="12pt" officeooo:rsid="001c09b5" officeooo:paragraph-rsid="001c09b5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2pt" officeooo:rsid="001dc5a2" officeooo:paragraph-rsid="001dc5a2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font-size="12pt" officeooo:rsid="001ea8d3" officeooo:paragraph-rsid="001ea8d3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size="12pt" officeooo:rsid="00208b70" officeooo:paragraph-rsid="00223933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size="12pt" officeooo:rsid="00208b70" officeooo:paragraph-rsid="0036a480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2pt" officeooo:rsid="00223933" officeooo:paragraph-rsid="003131b4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font-size="12pt" officeooo:rsid="00223933" officeooo:paragraph-rsid="0039257b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officeooo:rsid="00223933" officeooo:paragraph-rsid="003cac21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2pt" officeooo:rsid="00223933" officeooo:paragraph-rsid="003ecf04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font-size="12pt" officeooo:rsid="00223933" officeooo:paragraph-rsid="00430b2c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officeooo:rsid="00223933" officeooo:paragraph-rsid="00455f31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font-size="12pt" officeooo:rsid="0026fdde" officeooo:paragraph-rsid="0026fdde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font-size="12pt" officeooo:rsid="002de370" officeooo:paragraph-rsid="002de370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font-size="12pt" officeooo:rsid="002ababb" officeooo:paragraph-rsid="0026fdde" style:font-size-asian="12pt" style:font-size-complex="12pt"/>
    </style:style>
    <style:style style:name="P20" style:family="paragraph" style:parent-style-name="Standard" style:list-style-name="L1">
      <style:text-properties officeooo:rsid="001c09b5" officeooo:paragraph-rsid="001c09b5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1c09b5" officeooo:paragraph-rsid="001c09b5"/>
    </style:style>
    <style:style style:name="P22" style:family="paragraph" style:parent-style-name="Standard">
      <style:paragraph-properties fo:text-align="start" style:justify-single-word="false"/>
      <style:text-properties fo:font-size="16pt" officeooo:rsid="001cd24c" officeooo:paragraph-rsid="001cd24c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fo:font-size="16pt" officeooo:rsid="001cd24c" officeooo:paragraph-rsid="004c2508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fo:font-size="16pt" officeooo:rsid="004b702c" officeooo:paragraph-rsid="001cd24c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fo:font-size="16pt" officeooo:rsid="004b702c" officeooo:paragraph-rsid="004c2508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fo:font-size="16pt" officeooo:rsid="004c2508" officeooo:paragraph-rsid="004c2508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fo:font-size="16pt" officeooo:rsid="004d0349" officeooo:paragraph-rsid="004d0349" style:font-size-asian="16pt" style:font-size-complex="16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rsid="00228385" officeooo:paragraph-rsid="00228385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rsid="00223933" officeooo:paragraph-rsid="004a6921" style:font-size-asian="12pt" style:font-size-complex="12pt"/>
    </style:style>
    <style:style style:name="T1" style:family="text">
      <style:text-properties style:font-name="Liberation Serif1"/>
    </style:style>
    <style:style style:name="T2" style:family="text">
      <style:text-properties officeooo:rsid="002a35d1"/>
    </style:style>
    <style:style style:name="T3" style:family="text">
      <style:text-properties officeooo:rsid="002c39a7"/>
    </style:style>
    <style:style style:name="T4" style:family="text">
      <style:text-properties officeooo:rsid="00312700"/>
    </style:style>
    <style:style style:name="T5" style:family="text">
      <style:text-properties officeooo:rsid="003131b4"/>
    </style:style>
    <style:style style:name="T6" style:family="text">
      <style:text-properties officeooo:rsid="00317526"/>
    </style:style>
    <style:style style:name="T7" style:family="text">
      <style:text-properties officeooo:rsid="00333dfb"/>
    </style:style>
    <style:style style:name="T8" style:family="text">
      <style:text-properties officeooo:rsid="0035207e"/>
    </style:style>
    <style:style style:name="T9" style:family="text">
      <style:text-properties officeooo:rsid="0037b506"/>
    </style:style>
    <style:style style:name="T10" style:family="text">
      <style:text-properties officeooo:rsid="00386e7f"/>
    </style:style>
    <style:style style:name="T11" style:family="text">
      <style:text-properties officeooo:rsid="0039257b"/>
    </style:style>
    <style:style style:name="T12" style:family="text">
      <style:text-properties officeooo:rsid="003b4892"/>
    </style:style>
    <style:style style:name="T13" style:family="text">
      <style:text-properties officeooo:rsid="003c4ae8"/>
    </style:style>
    <style:style style:name="T14" style:family="text">
      <style:text-properties officeooo:rsid="003cac21"/>
    </style:style>
    <style:style style:name="T15" style:family="text">
      <style:text-properties officeooo:rsid="003d82d5"/>
    </style:style>
    <style:style style:name="T16" style:family="text">
      <style:text-properties officeooo:rsid="0040bcaf"/>
    </style:style>
    <style:style style:name="T17" style:family="text">
      <style:text-properties officeooo:rsid="0044f5bb"/>
    </style:style>
    <style:style style:name="T18" style:family="text">
      <style:text-properties officeooo:rsid="00455f31"/>
    </style:style>
    <style:style style:name="T19" style:family="text">
      <style:text-properties officeooo:rsid="004a6921"/>
    </style:style>
    <style:style style:name="T20" style:family="text">
      <style:text-properties officeooo:rsid="004b702c"/>
    </style:style>
    <style:style style:name="T21" style:family="text">
      <style:text-properties officeooo:rsid="004c2508"/>
    </style:style>
    <style:style style:name="T22" style:family="text">
      <style:text-properties officeooo:rsid="004d0349"/>
    </style:style>
    <style:style style:name="T23" style:family="text">
      <style:text-properties officeooo:rsid="004ec983"/>
    </style:style>
    <style:style style:name="T2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SA<text:span text:style-name="T1">É</text:span> S2.06 Organisation d’un travail d’équipe</text:p>
      <text:p text:style-name="P4"/>
      <text:p text:style-name="P1"/>
      <text:p text:style-name="P1">Équipe : </text:p>
      <text:list xml:id="list4163766003" text:style-name="L1">
        <text:list-item>
          <text:p text:style-name="P20">Yassine BELLAGRAA</text:p>
        </text:list-item>
        <text:list-item>
          <text:p text:style-name="P20">Faty LO</text:p>
        </text:list-item>
        <text:list-item>
          <text:p text:style-name="P20">Sylla DIABIRA</text:p>
        </text:list-item>
        <text:list-item>
          <text:p text:style-name="P20">Thirisan RAVEENDRAN</text:p>
        </text:list-item>
        <text:list-item>
          <text:p text:style-name="P20">Stéphane PUGNET</text:p>
        </text:list-item>
        <text:list-item>
          <text:p text:style-name="P20">Briaan BETABELET</text:p>
        </text:list-item>
        <text:list-item>
          <text:p text:style-name="P21">Maxime NGUYEN</text:p>
          <text:p text:style-name="P21"/>
        </text:list-item>
      </text:list>
      <text:p text:style-name="P2"/>
      <text:p text:style-name="P5">Livrable n°1 : Feuille de route </text:p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1696229222640">
          <table:table-cell table:style-name="Tableau1.A1" office:value-type="string">
            <text:p text:style-name="P6">Prénom</text:p>
          </table:table-cell>
          <table:table-cell table:style-name="Tableau1.A1" office:value-type="string">
            <text:p text:style-name="P6">Poste</text:p>
          </table:table-cell>
          <table:table-cell table:style-name="Tableau1.C1" office:value-type="string">
            <text:p text:style-name="P6">Tâches</text:p>
          </table:table-cell>
        </table:table-row>
        <table:table-row table:style-name="TableLine1696229226992">
          <table:table-cell table:style-name="Tableau1.A2" office:value-type="string">
            <text:p text:style-name="P7">Yassine</text:p>
          </table:table-cell>
          <table:table-cell table:style-name="Tableau1.A2" office:value-type="string">
            <text:p text:style-name="P17">Développeur <text:span text:style-name="T4">front-end</text:span></text:p>
            <text:p text:style-name="P17">Chef de projet</text:p>
          </table:table-cell>
          <table:table-cell table:style-name="Tableau1.C2" office:value-type="string">
            <text:p text:style-name="P9">- <text:span text:style-name="T5">M’assurer que les livrables soients livrées à temps</text:span></text:p>
            <text:p text:style-name="P9">- <text:span text:style-name="T5">M’assurer qu’aucun membre de l’équipe ne prennent du retard et lui fournir de l’aide si ça se produit</text:span></text:p>
            <text:p text:style-name="P9">- <text:span text:style-name="T5">Communiquer les différentes informations à chaque étape du projet et avertir l’équipe des dates butoir des livrables.</text:span></text:p>
            <text:p text:style-name="P9">- <text:span text:style-name="T6">Participer à la réalisation des pages </text:span><text:span text:style-name="T8">du site </text:span><text:span text:style-name="T6">web </text:span><text:span text:style-name="T7">(HTML, CSS et JavaScript)</text:span><text:span text:style-name="T6"> et également à la traduction du site en anglais (une autre langue pourrait être envisageable en fonction du temps restant)</text:span></text:p>
          </table:table-cell>
        </table:table-row>
        <table:table-row table:style-name="TableLine1696229236240">
          <table:table-cell table:style-name="Tableau1.A2" office:value-type="string">
            <text:p text:style-name="P7">Faty</text:p>
          </table:table-cell>
          <table:table-cell table:style-name="Tableau1.A2" office:value-type="string">
            <text:p text:style-name="P17">Développeu<text:span text:style-name="T4">r front-end</text:span></text:p>
          </table:table-cell>
          <table:table-cell table:style-name="Tableau1.C2" office:value-type="string">
            <text:p text:style-name="P10">- <text:span text:style-name="T6">Participer à la réalisation des pages </text:span><text:span text:style-name="T8">du site </text:span><text:span text:style-name="T6">web </text:span><text:span text:style-name="T7">(HTML, CSS et JavaScript)</text:span><text:span text:style-name="T6"> </text:span></text:p>
            <text:p text:style-name="P10">- <text:span text:style-name="T10">Possibilité de f</text:span><text:span text:style-name="T9">ournir de l’aide aux autres membres de l’équipe </text:span></text:p>
          </table:table-cell>
        </table:table-row>
        <table:table-row table:style-name="TableLine1696229232160">
          <table:table-cell table:style-name="Tableau1.A2" office:value-type="string">
            <text:p text:style-name="P8">Thirisan</text:p>
          </table:table-cell>
          <table:table-cell table:style-name="Tableau1.A2" office:value-type="string">
            <text:p text:style-name="P18">Journaliste</text:p>
          </table:table-cell>
          <table:table-cell table:style-name="Tableau1.C2" office:value-type="string">
            <text:p text:style-name="P12">- <text:span text:style-name="T11">Interview de personnes lors de la journée </text:span><text:span text:style-name="T12">de la finale du concours d’éloquence (14 avril) </text:span><text:span text:style-name="T13">avec Sylla </text:span></text:p>
            <text:p text:style-name="P12">- <text:span text:style-name="T11">A partir des interviews réalisées, dégager le contenu utilisé dans les pages du site web</text:span></text:p>
            <text:p text:style-name="P12">- <text:span text:style-name="T11">Possibilité de fournir de l’aide dans la réalisation du site web</text:span></text:p>
          </table:table-cell>
        </table:table-row>
        <table:table-row table:style-name="TableLine1696229235696">
          <table:table-cell table:style-name="Tableau1.A2" office:value-type="string">
            <text:p text:style-name="P8">Sylla</text:p>
          </table:table-cell>
          <table:table-cell table:style-name="Tableau1.A2" office:value-type="string">
            <text:p text:style-name="P18">Intervieweur</text:p>
          </table:table-cell>
          <table:table-cell table:style-name="Tableau1.C2" office:value-type="string">
            <text:p text:style-name="P13">- <text:span text:style-name="T11">Interview de personnes lors de la journée </text:span><text:span text:style-name="T12">de la finale du concours d’éloquence (14 avril) </text:span><text:span text:style-name="T13">avec </text:span><text:span text:style-name="T14">Thirisan</text:span></text:p>
            <text:p text:style-name="P13">- <text:span text:style-name="T15">Réalisation du planning de la future journée de l’éloquence du 1</text:span><text:span text:style-name="T16">7</text:span><text:span text:style-name="T15"> juin avec Stéphane </text:span></text:p>
            <text:p text:style-name="P14">- <text:span text:style-name="T11">Possibilité de fournir de l’aide dans la réalisation du site web</text:span></text:p>
          </table:table-cell>
        </table:table-row>
        <table:table-row table:style-name="TableLine1696229225632">
          <table:table-cell table:style-name="Tableau1.A2" office:value-type="string">
            <text:p text:style-name="P8">Stéphane</text:p>
          </table:table-cell>
          <table:table-cell table:style-name="Tableau1.A2" office:value-type="string">
            <text:p text:style-name="P17">Monteur <text:span text:style-name="T3">image et son</text:span></text:p>
          </table:table-cell>
          <table:table-cell table:style-name="Tableau1.C2" office:value-type="string">
            <text:p text:style-name="P16">- <text:span text:style-name="T18">Réaliser le montage vidéo des vidéos de </text:span><text:span text:style-name="T11">la journée </text:span><text:span text:style-name="T12">de la finale du concours d’éloquence (14 avril) : </text:span><text:span text:style-name="T18">montage vidéo des interviews, <text:s/>montage vidéo du passage des participants</text:span></text:p>
            <text:p text:style-name="P15">- <text:span text:style-name="T15">Réalisation du planning de la future journée de l’éloquence du 1</text:span><text:span text:style-name="T16">7</text:span><text:span text:style-name="T15"> juin avec </text:span><text:span text:style-name="T17">Sylla</text:span><text:span text:style-name="T15"> </text:span></text:p>
            <text:p text:style-name="P15"><text:soft-page-break/>- <text:span text:style-name="T11">Possibilité de fournir de l’aide dans la réalisation du site web</text:span></text:p>
          </table:table-cell>
        </table:table-row>
        <table:table-row table:style-name="TableLine1696229239776">
          <table:table-cell table:style-name="Tableau1.A2" office:value-type="string">
            <text:p text:style-name="P8">Briaan</text:p>
          </table:table-cell>
          <table:table-cell table:style-name="Tableau1.A2" office:value-type="string">
            <text:p text:style-name="P19">Illustrateur</text:p>
          </table:table-cell>
          <table:table-cell table:style-name="Tableau1.C2" office:value-type="string">
            <text:p text:style-name="P11">- <text:span text:style-name="T5">Créer l’affiche de l’événement du 17 juin</text:span></text:p>
            <text:p text:style-name="P11">- <text:span text:style-name="T5">Peut fournir de l’aide à Stéphane au niveau du montage</text:span></text:p>
          </table:table-cell>
        </table:table-row>
        <table:table-row table:style-name="TableLine1696229232704">
          <table:table-cell table:style-name="Tableau1.A2" office:value-type="string">
            <text:p text:style-name="P8">Maxime N.</text:p>
          </table:table-cell>
          <table:table-cell table:style-name="Tableau1.A2" office:value-type="string">
            <text:p text:style-name="P17">Développeur <text:span text:style-name="T2">Javascript</text:span></text:p>
          </table:table-cell>
          <table:table-cell table:style-name="Tableau1.C2" office:value-type="string">
            <text:p text:style-name="P28">- <text:span text:style-name="T5">S’occuper du </text:span>Java<text:span text:style-name="T5">S</text:span>cript <text:span text:style-name="T5">des pages web</text:span></text:p>
            <text:p text:style-name="P29">- <text:span text:style-name="T11">Possibilité de fournir de l’aide dans l</text:span><text:span text:style-name="T19">e montage vidéo ou d’images</text:span></text:p>
          </table:table-cell>
        </table:table-row>
      </table:table>
      <text:p text:style-name="P5"/>
      <text:p text:style-name="P22"><text:span text:style-name="T24">Étapes du projet </text:span>:</text:p>
      <text:p text:style-name="P22"/>
      <text:p text:style-name="P22">- <text:span text:style-name="T21">Choisir le chef d’équipe et les membres</text:span></text:p>
      <text:p text:style-name="P22">- <text:span text:style-name="T21">Choisir le poste et les missions de chacun</text:span></text:p>
      <text:p text:style-name="P26">Livrable 1 : Feuille de route <text:span text:style-name="T23">et début du projet </text:span></text:p>
      <text:p text:style-name="P23"><text:span text:style-name="T20">- Trier les informations de la journée du 14 avril</text:span></text:p>
      <text:p text:style-name="P23"><text:span text:style-name="T20">- Commencer à remplir de la journal de bord</text:span></text:p>
      <text:p text:style-name="P25">- Pendant les vacances de printemps, <text:span text:style-name="T21">commencer pour chacun à effectuer ses missions</text:span></text:p>
      <text:p text:style-name="P26">Livrable 2 : Journal de bord</text:p>
      <text:p text:style-name="P24">- <text:span text:style-name="T21">Finir l’affiche et le planning</text:span></text:p>
      <text:p text:style-name="P24">- <text:span text:style-name="T21">Etre assez avancé dans la création du site web</text:span></text:p>
      <text:p text:style-name="P26">Livrable 3 : Affiche et planning</text:p>
      <text:p text:style-name="P26">- Finir le site web</text:p>
      <text:p text:style-name="P26">- Préparer la soutenance de la semaine du 13 juin</text:p>
      <text:p text:style-name="P26">Livrable 4 : Site Web</text:p>
      <text:p text:style-name="P26">- Avoir un support prêt pour la soutenance (prévoir plusieurs copies et une version PDF)</text:p>
      <text:p text:style-name="P26">- Répartir équitablement les temps de parole</text:p>
      <text:p text:style-name="P27">Livrable 5 : Soutenance et fin du proje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1T17:20:12.974000000</meta:creation-date>
    <dc:date>2022-04-22T22:32:52.920000000</dc:date>
    <meta:editing-duration>PT2H6M13S</meta:editing-duration>
    <meta:editing-cycles>49</meta:editing-cycles>
    <meta:generator>LibreOffice/7.2.2.2$Windows_X86_64 LibreOffice_project/02b2acce88a210515b4a5bb2e46cbfb63fe97d56</meta:generator>
    <meta:document-statistic meta:table-count="1" meta:image-count="0" meta:object-count="0" meta:page-count="2" meta:paragraph-count="65" meta:word-count="494" meta:character-count="2786" meta:non-whitespace-character-count="2355"/>
  </office:meta>
</office:document-meta>
</file>